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Heading_20_1">
      <style:paragraph-properties fo:text-align="center" style:justify-single-word="false"/>
    </style:style>
    <style:style style:name="P4" style:family="paragraph" style:parent-style-name="Heading_20_2">
      <style:text-properties fo:font-style="normal" style:font-style-asian="normal" style:font-style-complex="normal"/>
    </style:style>
    <style:style style:name="P5"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font-style-asian="normal" style:font-style-complex="normal"/>
    </style:style>
    <style:style style:name="P6" style:family="paragraph" style:parent-style-name="Text_20_body" style:list-style-name="L1">
      <style:text-properties fo:font-variant="normal" fo:text-transform="none" fo:color="#000000" style:text-line-through-style="none" style:font-name="Times New Roman" fo:font-size="11.25pt" fo:font-style="normal" style:text-underline-style="none" fo:font-weight="normal" style:text-blinking="false" fo:background-color="transparent"/>
    </style:style>
    <style:style style:name="P7" style:family="paragraph" style:parent-style-name="Text_20_body" style:list-style-name="L1">
      <style:text-properties style:font-name="Times New Roman"/>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3" style:family="text">
      <style:text-properties style:font-name="Times New Roman"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print backlog - God öl</text:h>
      <text:p text:style-name="P1">Individuellt mjukvaruutvecklingsprojekt – 1DV430 <text:line-break/>Andreas Fridlund, afrxx09 – WP13 (Campus)</text:p>
      <text:h text:style-name="P4" text:outline-level="2">Iteration -1</text:h>
      <text:p text:style-name="Text_20_body"><text:span text:style-name="T1">Har mest lagt tid på att "planera i huvudet" i det stora hela och försöka skaffa sig en helheltsbild av vad det är som ska göras och vilket resultat jag vill nå. Har vart ganska upptagen med saker utanför </text:span><text:span text:style-name="T3">skolan denna veckan men endå lyckats få ihop det som krävdes.</text:span></text:p>
      <text:list xml:id="list1625055195841015724" text:style-name="L1">
        <text:list-item>
          <text:p text:style-name="P5"><text:bookmark text:name="docs-internal-guid-f82bd479-4be6-b02e-b5c5-b0539507219f"/>Funderat över projektet: Innehåll, funktionalitet, tekniker, grov idé över databasstruktur m.m.</text:p>
        </text:list-item>
        <text:list-item>
          <text:p text:style-name="P6">Skrivit och skickat in utkastet på Visionen.</text:p>
        </text:list-item>
        <text:list-item>
          <text:p text:style-name="P6">Börjat undresöka Ruby on Rails.</text:p>
        </text:list-item>
        <text:list-item>
          <text:p text:style-name="P7"><text:span text:style-name="T2">Första itterationsplanen påbörjad.</text:span> </text:p>
        </text:list-item>
      </text:list>
      <text:h text:style-name="P4" text:outline-level="2">Iteration 0</text:h>
      <text:p text:style-name="P2">Svårstartad vecka, har åter igen haft mycket att dona med utanför skoltid vilket har resulterat i en liten försening i veckans arbete. Jag får kompensera genom att jobba lite i helgen så ska det nog ordna sig. Min första commit till mitt repo gick inte genomföra och git-klienten revertade mitt lokala repo och tog bort all min dokumentation, så jag har fått skriva om den en gång till...</text:p>
      <text:list xml:id="list36407547" text:continue-numbering="true" text:style-name="L1">
        <text:list-item>
          <text:p text:style-name="P9">Skrivit om all dokumentation, tack github...</text:p>
        </text:list-item>
        <text:list-item>
          <text:p text:style-name="P9">Läst om Ruby on Rails</text:p>
        </text:list-item>
        <text:list-item>
          <text:p text:style-name="P9">Gjort klart Visionen</text:p>
        </text:list-item>
        <text:list-item>
          <text:p text:style-name="P9">Gjort iterationsplan för nästa vecka</text:p>
        </text:list-item>
        <text:list-item>
          <text:p text:style-name="P9">Påbörjat kravspecifikationen</text:p>
        </text:list-item>
        <text:list-item>
          <text:p text:style-name="P9">Installerat RoR lokalt på datorn</text:p>
        </text:list-item>
        <text:list-item>
          <text:p text:style-name="P9">Undersökt om RoR-webhotell</text:p>
        </text:list-item>
        <text:list-item>
          <text:p text:style-name="P9">Gjort Lite grundläggande RoR-tutorials för att prova på.</text:p>
        </text:list-item>
      </text:list>
      <text:h text:style-name="P4" text:outline-level="2">Iteration 1</text:h>
      <text:p text:style-name="P2">Planen var att fortsätta göra RoR-tutorials och forska vidare hur det fungerar. Har fått git att funka från consolen, har hittat ett webhotell där applikationen kan testas live och även fått publiceringen till webhotellet att funka via consolen. Har läst på lite mer om databas-relationer i RoR. Det har varit påsk denna veckan så har inte vart jätteproduktiv. Har försökt ta reda på hur test-specifikationen ska se ut men reder inte ut det, väntar till handledarmöte och gör det då.</text:p>
      <text:list xml:id="list36432627" text:continue-numbering="true" text:style-name="L1">
        <text:list-item>
          <text:p text:style-name="P9">Mer RoR-tutorials</text:p>
        </text:list-item>
        <text:list-item>
          <text:p text:style-name="P9">Git via Ruby-consolen</text:p>
        </text:list-item>
        <text:list-item>
          <text:p text:style-name="P9">Hittat webhotell som fungerar</text:p>
        </text:list-item>
        <text:list-item>
          <text:p text:style-name="P9">Publicera på Heroku(webhotellet) via consolen</text:p>
        </text:list-item>
        <text:list-item>
          <text:p text:style-name="P9">Spenderat massa tid på att försöka reda ut testspecifiktationen</text:p>
        </text:list-item>
      </text:list>
      <text:h text:style-name="P4" text:outline-level="2"><text:soft-page-break/>Iteration 2</text:h>
      <text:h text:style-name="Heading_20_3" text:outline-level="3">Veckorstart</text:h>
      <text:p text:style-name="P2">En dag kortare denna veckan, men planerar att kämpa lite i helgen och dessutom försöka klämma in lite mer timmar än vanlig då det känns som jag varit lite för slapp de första veckorna.</text:p>
      <text:list xml:id="list36411014" text:continue-numbering="true" text:style-name="L1">
        <text:list-item>
          <text:p text:style-name="P9">Fysisk modell påbörjad</text:p>
        </text:list-item>
        <text:list-item>
          <text:p text:style-name="P9">Förfinat fysisk modell</text:p>
        </text:list-item>
        <text:list-item>
          <text:p text:style-name="P9">Gjort ny product backlog</text:p>
        </text:list-item>
        <text:list-item>
          <text:p text:style-name="P9">Arbetat med visionen</text:p>
        </text:list-item>
      </text:list>
      <text:h text:style-name="Heading_20_3" text:outline-level="3">Sumering</text:h>
      <text:p text:style-name="Text_20_body">Känns som jag sitter fast i planeringsstadiet pga dokumentationen. Efter fredagens handledarmöte fick vi dock instruktion om att inte gärva ner oss så mycket i dokumentationen.</text:p>
      <text:p text:style-name="Text_20_body">Har också bestämt mig för att "börja om", slänga allt jag gjort nu när jag provat mig fram. Har läst och arbetat mycket med flera olika Ruby on Rails guider och känner nu att jag har lite mer kött på benen när det kommer till hur det fungerar och hur jag vill arbeta. Jag ska arbeta testdrivet, dock ganska snälla test då det är nytt för mig. Vill inte måla in mig i ett hörn för att jag tar mig vatten över huvudet med testningen.</text:p>
      <text:h text:style-name="P4" text:outline-level="2">Iteration 3</text:h>
      <text:h text:style-name="Heading_20_3" text:outline-level="3">Veckorstart</text:h>
      <text:p text:style-name="P2">Denna veckan ska jag fokusera på att sätta igång ett nytt RoR-projekt, med nyaste versione av Ruby on Rails där jag även arbetar testdrivet.</text:p>
      <text:list xml:id="list36433173" text:continue-numbering="true" text:style-name="L1">
        <text:list-item>
          <text:p text:style-name="P9">xxx</text:p>
        </text:list-item>
      </text:list>
      <text:h text:style-name="Heading_20_3" text:outline-level="3">Sumer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M19S</meta:editing-duration>
    <meta:editing-cycles>10</meta:editing-cycles>
    <meta:generator>OpenOffice/4.0.1$Win32 OpenOffice.org_project/401m5$Build-9714</meta:generator>
    <dc:date>2014-04-28T16:26:48.61</dc:date>
    <meta:document-statistic meta:table-count="0" meta:image-count="0" meta:object-count="0" meta:page-count="2" meta:paragraph-count="40" meta:word-count="518" meta:character-count="3032"/>
    <meta:user-defined meta:name="Info 1"/>
    <meta:user-defined meta:name="Info 2"/>
    <meta:user-defined meta:name="Info 3"/>
    <meta:user-defined meta:name="Info 4"/>
  </office:meta>
</office:document-meta>
</file>